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Metadata.output( java . io . Out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DFMetadata.PDFMetadata( Metadata xmp , boolean readOnl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DFMetadata.createXMPFromPDFDocument( PDFDocument pdfDoc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PDFMetadata.setupFilterLi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DFMetadata.populateStreamDict( Object lengthEntr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DFMetadata.outputRawStreamData( OutputStream 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DFMetadata.updateInfoFromMetadata( Metadata meta , PDFInfo inf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PDFMetadata.get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